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Zaawansowany mix kreatynowy</text:p>
      <text:p text:style-name="Standard">- Wzrost siły i masy mięśniowej</text:p>
      <text:p text:style-name="Standard">- Szybko zwiększa siłę i wytrzymałość <text:line-break/><text:line-break/>VIP CRE to zaawansowany preparat kreatynowy, w którego skład wchodzi łącznie 4 gramy 3 różnych form kreatyny. Obok standardowego monohydratu kreatyny, preparat został uzupełniony wyjątkowo stabilnymi formami, co przekłada się na przyswajalność produktu. Wariacja związków kreatynowych dostarcza do organizmu szereg istotnych związków chemicznych przyłączonych do każdej z form kreatyny oraz przyczynia się do zróżnicowanej kinetyki uwalniania cząsteczki kreatyny. Użycie tych wysokowydajnych form kreatyn gwarantuje osiągnięcie nie tylko, wspomnianej już, maksymalnie zróżnicowanej kinetyki uwalniania wolnej cząsteczki kreatyny, a także minimalnych strat tej substancji (przemiana do nieaktywnej kreatyniny) w niesprzyjających warunkach środowiska przewodu pokarmowego. <text:line-break/><text:line-break/>VIP CRE nie ma prawie w ogóle dodatków substancji uzupełniających ( w porcji 4.5g mamy 4g subtancji aktywnych ). <text:line-break/><text:line-break/>Kreatyna to jeden z najbardziej znanych suplementów diety wśród sportowców na całym świecie o naukowo udowodnionym działaniu. Kreatyna zwiększa wydolność fizyczną w przypadku następujących po sobie krótkich, bardzo intensywnych ćwiczeń fizycznych, a korzystny efekt takiej suplementacji jest obserwowany przy spożyciu 3 g kreatyny dziennie. Nie ulega wątpliwości, że zaawansowana formuła VIP CRE pozwala na suplementację kreatynową na najwyższym poziomie. Większa różnorodność to zwiększone pole i forma działania tego najbardziej rozpowszechnionego związku suplementacyjnego dla sportowców. <text:line-break/><text:line-break/>VIP CRE polecany jest wszystkim osobom uprawiającym sport, bez względu na poziom ich zaawansowania. W każdej sytuacji ten nowatorski suplement przyczyni się do wyraźnej poprawy osiągów treningowych i zauważalnego skrócenia czasu regeneracji organizmu. Dobroczynne efekty przyniesie również suplementacja VIP CRE przez osoby, na co dzień, pozostające w dużej aktywności ruchowej, w związku z wykonywaną pracą czy innymi obowiązka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mil ddd</meta:initial-creator>
    <meta:creation-date>2015-11-26T15:04:12.23</meta:creation-date>
    <meta:document-statistic meta:table-count="0" meta:image-count="0" meta:object-count="0" meta:page-count="1" meta:paragraph-count="3" meta:word-count="259" meta:character-count="2014"/>
    <dc:date>2015-11-26T15:11:43.52</dc:date>
    <dc:creator>Kamil ddd</dc:creator>
    <meta:editing-duration>PT7M31S</meta:editing-duration>
    <meta:editing-cycles>1</meta:editing-cycles>
    <meta:generator>OpenOffice/4.1.1$Win32 OpenOffice.org_project/411m6$Build-9775</meta:generator>
  </office:meta>
</office:document-meta>
</file>